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ActivtityGenerator.compileChildren( OExtensionActivity dest , CompositeActivity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sionActivtity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ActivtityGenerator.compile( OActivity output , Activity src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